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ef</text:p>
          </table:table-cell>
          <table:table-cell office:value-type="string" calcext:value-type="string">
            <text:p>note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09-23" calcext:value-type="date">
            <text:p>23-09-202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Moyenn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3-10-07" calcext:value-type="date">
            <text:p>07-10-202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S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4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Générale</text:p>
          </table:table-cell>
          <table:table-cell table:formula="of:=SUMPRODUCT([.C2:.C100];[.D2:.D100])/SUM([.C2:.C100])" office:value-type="float" office:value="17.5" calcext:value-type="float">
            <text:p>17,5</text:p>
          </table:table-cell>
        </table:table-row>
        <table:table-row table:style-name="ro1" table:number-rows-repeated="104856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7">00/00/0000</text:date>, <text:time style:data-style-name="N2" text:time-value="18:52:53.4178399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8:07:46.653178673</meta:creation-date>
    <dc:date>2023-10-07T18:54:00.396991726</dc:date>
    <meta:editing-duration>PT15M32S</meta:editing-duration>
    <meta:editing-cycles>2</meta:editing-cycles>
    <meta:generator>LibreOffice/7.6.2.1$Linux_X86_64 LibreOffice_project/9d0b4c0791fc17bc4181a67fd90c5aaed576d1c0</meta:generator>
    <meta:document-statistic meta:table-count="1" meta:cell-count="19" meta:object-count="0"/>
  </office:meta>
</office:document-meta>
</file>